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CORES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ai_antho</text:p>
          </table:table-cell>
          <table:table-cell table:style-name="ce1" office:value-type="string" calcext:value-type="string">
            <text:p>josselin</text:p>
          </table:table-cell>
          <table:table-cell table:style-name="ce1" office:value-type="string" calcext:value-type="string">
            <text:p>clement</text:p>
          </table:table-cell>
          <table:table-cell table:style-name="ce1" office:value-type="string" calcext:value-type="string">
            <text:p>jeremie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_antho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selin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i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ai_antho</text:p>
          </table:table-cell>
          <table:table-cell table:style-name="ce1" office:value-type="string" calcext:value-type="string">
            <text:p>josselin</text:p>
          </table:table-cell>
          <table:table-cell table:style-name="ce1" office:value-type="string" calcext:value-type="string">
            <text:p>clement</text:p>
          </table:table-cell>
          <table:table-cell table:style-name="ce1" office:value-type="string" calcext:value-type="string">
            <text:p>jeremie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office:value-type="float" office:value="5.813" calcext:value-type="float">
            <text:p>5.813</text:p>
          </table:table-cell>
          <table:table-cell office:value-type="float" office:value="27.33" calcext:value-type="float">
            <text:p>27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_antho</text:p>
          </table:table-cell>
          <table:table-cell office:value-type="float" office:value="4.933" calcext:value-type="float">
            <text:p>4.933</text:p>
          </table:table-cell>
          <table:table-cell/>
          <table:table-cell office:value-type="float" office:value="38.227" calcext:value-type="float">
            <text:p>38.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selin</text:p>
          </table:table-cell>
          <table:table-cell office:value-type="float" office:value="31.703" calcext:value-type="float">
            <text:p>31.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i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INFERENCES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ai_antho</text:p>
          </table:table-cell>
          <table:table-cell table:style-name="ce1" office:value-type="string" calcext:value-type="string">
            <text:p>josselin</text:p>
          </table:table-cell>
          <table:table-cell table:style-name="ce1" office:value-type="string" calcext:value-type="string">
            <text:p>clement</text:p>
          </table:table-cell>
          <table:table-cell table:style-name="ce1" office:value-type="string" calcext:value-type="string">
            <text:p>jeremie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office:value-type="float" office:value="45144161" calcext:value-type="float">
            <text:p>45144161</text:p>
          </table:table-cell>
          <table:table-cell office:value-type="float" office:value="236958512" calcext:value-type="float">
            <text:p>2369585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i_antho</text:p>
          </table:table-cell>
          <table:table-cell office:value-type="float" office:value="38892651" calcext:value-type="float">
            <text:p>38892651</text:p>
          </table:table-cell>
          <table:table-cell/>
          <table:table-cell office:value-type="float" office:value="344073735" calcext:value-type="float">
            <text:p>34407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selin</text:p>
          </table:table-cell>
          <table:table-cell office:value-type="float" office:value="288080842" calcext:value-type="float">
            <text:p>28808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i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31:40.350013000</meta:creation-date>
    <dc:date>2017-01-05T13:51:13.922689000</dc:date>
    <meta:editing-duration>PT19M33S</meta:editing-duration>
    <meta:editing-cycles>5</meta:editing-cycles>
    <meta:generator>LibreOffice/5.2.2.2$MacOSX_X86_64 LibreOffice_project/8f96e87c890bf8fa77463cd4b640a2312823f3ad</meta:generator>
    <meta:document-statistic meta:table-count="1" meta:cell-count="48" meta:object-count="0"/>
  </office:meta>
</office:document-meta>
</file>